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First_20_Page">
      <style:table-properties style:width="16.06cm" fo:margin-left="-0.037cm" fo:margin-right="-0.025cm" style:page-number="0" table:align="margins" style:writing-mode="lr-tb"/>
    </style:style>
    <style:style style:name="Tableau1.A" style:family="table-column">
      <style:table-column-properties style:column-width="0.767cm" style:rel-column-width="3130*"/>
    </style:style>
    <style:style style:name="Tableau1.B" style:family="table-column">
      <style:table-column-properties style:column-width="1.614cm" style:rel-column-width="6585*"/>
    </style:style>
    <style:style style:name="Tableau1.C" style:family="table-column">
      <style:table-column-properties style:column-width="5.159cm" style:rel-column-width="21053*"/>
    </style:style>
    <style:style style:name="Tableau1.D" style:family="table-column">
      <style:table-column-properties style:column-width="0.503cm" style:rel-column-width="2051*"/>
    </style:style>
    <style:style style:name="Tableau1.E" style:family="table-column">
      <style:table-column-properties style:column-width="8.017cm" style:rel-column-width="32716*"/>
    </style:style>
    <style:style style:name="Tableau1.1" style:family="table-row">
      <style:table-row-properties style:row-height="1.411cm" style:keep-together="true" fo:keep-together="auto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true" fo:keep-together="auto"/>
    </style:style>
    <style:style style:name="Tableau1.3" style:family="table-row">
      <style:table-row-properties style:row-height="0.282cm" style:keep-together="true" fo:keep-together="auto"/>
    </style:style>
    <style:style style:name="Tableau1.4" style:family="table-row">
      <style:table-row-properties style:min-row-height="0.388cm" style:keep-together="true" fo:keep-together="auto"/>
    </style:style>
    <style:style style:name="Tableau1.6" style:family="table-row">
      <style:table-row-properties style:row-height="0.388cm" style:keep-together="true" fo:keep-together="auto"/>
    </style:style>
    <style:style style:name="Tableau1.8" style:family="table-row">
      <style:table-row-properties style:row-height="0.212cm" style:keep-together="true" fo:keep-together="auto"/>
    </style:style>
    <style:style style:name="Tableau1.9" style:family="table-row">
      <style:table-row-properties style:row-height="0.459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line-height="0.388cm"/>
    </style:style>
    <style:style style:name="P3" style:family="paragraph" style:parent-style-name="Header">
      <style:paragraph-properties>
        <style:tab-stops/>
      </style:paragraph-properties>
    </style:style>
    <style:style style:name="P4" style:family="paragraph" style:parent-style-name="Header">
      <style:paragraph-properties style:snap-to-layout-grid="false">
        <style:tab-stops/>
      </style:paragraph-properties>
    </style:style>
    <style:style style:name="P5" style:family="paragraph" style:parent-style-name="Header">
      <style:paragraph-properties fo:line-height="0.635cm">
        <style:tab-stops/>
      </style:paragraph-properties>
    </style:style>
    <style:style style:name="P6" style:family="paragraph" style:parent-style-name="Header">
      <style:paragraph-properties style:line-height-at-least="0.388cm" style:snap-to-layout-grid="false">
        <style:tab-stops/>
      </style:paragraph-properties>
    </style:style>
    <style:style style:name="P7" style:family="paragraph" style:parent-style-name="Footer">
      <style:paragraph-properties>
        <style:tab-stops/>
      </style:paragraph-properties>
    </style:style>
    <style:style style:name="P8" style:family="paragraph" style:parent-style-name="Standard">
      <style:paragraph-properties style:snap-to-layout-grid="false"/>
    </style:style>
    <style:style style:name="P9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10" style:family="paragraph" style:parent-style-name="Standard">
      <style:paragraph-properties fo:line-height="0.388cm" style:snap-to-layout-grid="false"/>
      <style:text-properties fo:color="#c0c0c0" fo:font-size="8pt" style:font-size-asian="8pt"/>
    </style:style>
    <style:style style:name="P11" style:family="paragraph" style:parent-style-name="Standard">
      <style:paragraph-properties fo:line-height="0.3cm" style:snap-to-layout-grid="false"/>
    </style:style>
    <style:style style:name="P12" style:family="paragraph" style:parent-style-name="Standard">
      <style:paragraph-properties fo:line-height="0.459cm" style:snap-to-layout-grid="false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/>
      <style:text-properties style:font-name-complex="Arial" style:font-size-complex="11pt"/>
    </style:style>
    <style:style style:name="P15" style:family="paragraph" style:parent-style-name="Standard">
      <style:paragraph-properties fo:text-align="justify" style:justify-single-word="false"/>
      <style:text-properties style:use-window-font-color="true"/>
    </style:style>
    <style:style style:name="P16" style:family="paragraph" style:parent-style-name="Standard">
      <style:paragraph-properties style:text-autospace="none"/>
      <style:text-properties style:font-name-asian="Times New Roman" style:font-name-complex="Arial" style:font-size-complex="11pt"/>
    </style:style>
    <style:style style:name="P17" style:family="paragraph" style:parent-style-name="Standard">
      <style:paragraph-properties fo:margin-left="8.001cm" fo:margin-right="0cm" fo:text-align="justify" style:justify-single-word="false" fo:text-indent="0cm" style:auto-text-indent="false"/>
      <style:text-properties style:font-name-complex="Arial" style:font-size-complex="11pt"/>
    </style:style>
    <style:style style:name="P18" style:family="paragraph" style:parent-style-name="Standard">
      <style:paragraph-properties fo:margin-left="0cm" fo:margin-right="0cm" fo:line-height="100%" fo:text-align="justify" style:justify-single-word="false" fo:text-indent="0cm" style:auto-text-indent="false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-complex="Arial" style:font-size-complex="11pt"/>
    </style:style>
    <style:style style:name="P20" style:family="paragraph" style:parent-style-name="Text_20_body_20_indent">
      <style:paragraph-properties fo:margin-left="0cm" fo:margin-right="0cm" fo:text-indent="0cm" style:auto-text-indent="false"/>
    </style:style>
    <style:style style:name="P21" style:family="paragraph" style:parent-style-name="Texte_20_de_20_saisie">
      <style:text-properties style:font-name-complex="Arial" style:font-size-complex="11pt"/>
    </style:style>
    <style:style style:name="P22" style:family="paragraph" style:parent-style-name="Standard">
      <style:paragraph-properties fo:margin-left="0cm" fo:margin-right="0cm" fo:line-height="100%" fo:text-align="justify" style:justify-single-word="false" fo:text-indent="-0.026cm" style:auto-text-indent="false">
        <style:tab-stops/>
      </style:paragraph-properties>
      <style:text-properties style:font-name-complex="Arial" style:font-size-complex="11pt"/>
    </style:style>
    <style:style style:name="P23" style:family="paragraph" style:parent-style-name="Standard">
      <style:paragraph-properties fo:margin-left="7.964cm" fo:margin-right="0cm" fo:text-align="justify" style:justify-single-word="false" fo:text-indent="0cm" style:auto-text-indent="false"/>
    </style:style>
    <style:style style:name="P24" style:family="paragraph" style:parent-style-name="Standard">
      <style:paragraph-properties fo:margin-left="8.043cm" fo:margin-right="0cm" fo:text-align="justify" style:justify-single-word="false" fo:text-indent="0.002cm" style:auto-text-indent="false"/>
      <style:text-properties fo:font-weight="bold" style:font-weight-asian="bold" style:font-name-complex="Arial" style:font-size-complex="11pt" style:font-weight-complex="bold"/>
    </style:style>
    <style:style style:name="P25" style:family="paragraph" style:parent-style-name="Standard">
      <style:paragraph-properties style:text-autospace="none" style:snap-to-layout-grid="false"/>
      <style:text-properties fo:font-weight="bold" style:font-name-asian="Times New Roman" style:font-weight-asian="bold" style:font-name-complex="Arial" style:font-size-complex="11pt" style:font-weight-complex="bold"/>
    </style:style>
    <style:style style:name="P26" style:family="paragraph" style:parent-style-name="Standard">
      <style:paragraph-properties style:text-autospace="none"/>
      <style:text-properties style:font-name-asian="Times New Roman" style:font-name-complex="Arial" style:font-size-complex="11pt"/>
    </style:style>
    <style:style style:name="P27" style:family="paragraph" style:parent-style-name="Standard">
      <style:paragraph-properties style:text-autospace="none" style:snap-to-layout-grid="false"/>
    </style:style>
    <style:style style:name="P28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T1" style:family="text">
      <style:text-properties style:text-position="super 58%" fo:font-size="9pt" style:font-size-asian="9pt" style:font-name-complex="Arial" style:font-size-complex="11pt"/>
    </style:style>
    <style:style style:name="T2" style:family="text">
      <style:text-properties style:text-position="super 58%" style:font-name-complex="Arial" style:font-size-complex="11pt"/>
    </style:style>
    <style:style style:name="T3" style:family="text">
      <style:text-properties fo:font-size="9pt" style:font-size-asian="9pt" style:font-name-complex="Arial" style:font-size-complex="9pt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style:font-name="Arial" fo:font-size="9pt" style:font-size-asian="9pt" style:font-name-complex="Arial" style:font-size-complex="9pt"/>
    </style:style>
    <style:style style:name="T6" style:family="text">
      <style:text-properties style:font-name-complex="Arial" style:font-size-complex="11pt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0" text:name=""/>
        <text:user-field-decl office:value-type="string" office:string-value="personne_qual" text:name="personne_qual"/>
        <text:user-field-decl office:value-type="string" office:string-value="personne_prenom" text:name="personne_prenom"/>
        <text:user-field-decl office:value-type="string" office:string-value="personne_nom" text:name="personne_nom"/>
        <text:user-field-decl office:value-type="string" office:string-value="personne_nomnai" text:name="personne_nomnai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adresse_numvoie" text:name="adresse_numvoie"/>
        <text:user-field-decl office:value-type="string" office:string-value="adresse_typevoie" text:name="adresse_typevoie"/>
        <text:user-field-decl office:value-type="string" office:string-value="adresse_nomvoie" text:name="adresse_nomvoie"/>
        <text:user-field-decl office:value-type="string" office:string-value="adresse_complideadr" text:name="adresse_complideadr"/>
        <text:user-field-decl office:value-type="string" office:string-value="adresse_compladr" text:name="adresse_compladr"/>
        <text:user-field-decl office:value-type="string" office:string-value="adresse_codepos" text:name="adresse_codepos"/>
        <text:user-field-decl office:value-type="string" office:string-value="adresse_locaadr" text:name="adresse_locaadr"/>
        <text:user-field-decl office:value-type="string" office:string-value="user_id" text:name="user_id"/>
        <text:user-field-decl office:value-type="string" office:string-value="connection_user_id" text:name="connection_user_id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3" office:value-type="string">
            <text:p text:style-name="P10"/>
          </table:table-cell>
          <table:covered-table-cell/>
          <table:covered-table-cell/>
          <table:table-cell table:style-name="Tableau1.A1" table:number-columns-spanned="2" office:value-type="string">
            <text:p text:style-name="P8"/>
          </table:table-cell>
          <table:covered-table-cell/>
        </table:table-row>
        <table:table-row table:style-name="Tableau1.2">
          <table:table-cell table:style-name="Tableau1.A1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1" table:number-columns-spanned="3" office:value-type="string">
            <text:p text:style-name="P4"/>
          </table:table-cell>
          <table:covered-table-cell/>
          <table:covered-table-cell/>
          <table:table-cell table:style-name="Tableau1.A1" table:number-rows-spanned="5" office:value-type="string">
            <text:p text:style-name="P8"/>
          </table:table-cell>
          <table:table-cell table:style-name="Tableau1.A1" table:number-rows-spanned="5" office:value-type="string">
            <text:p text:style-name="P25"><text:user-field-get text:name="personne_qual">personne_qual</text:user-field-get> <text:user-field-get text:name="personne_prenom">personne_prenom</text:user-field-get> <text:user-field-get text:name="personne_nom">personne_nom</text:user-field-get> <text:user-field-get text:name="personne_nomnai">personne_nomnai</text:user-field-get></text:p>
            <text:p text:style-name="P25"/>
            <text:p text:style-name="P16"><text:user-field-get text:name="adresse_numvoie">adresse_numvoie</text:user-field-get> <text:user-field-get text:name="adresse_typevoie">adresse_typevoie</text:user-field-get> <text:user-field-get text:name="adresse_nomvoie">adresse_nomvoie</text:user-field-get></text:p>
            <text:p text:style-name="P16"><text:user-field-get text:name="adresse_complideadr">adresse_complideadr</text:user-field-get></text:p>
            <text:p text:style-name="P16"><text:user-field-get text:name="adresse_compladr">adresse_compladr</text:user-field-get></text:p>
            <text:p text:style-name="P16"><text:user-field-get text:name="adresse_codepos">adresse_codepos</text:user-field-get></text:p>
            <text:p text:style-name="P27"><text:user-field-get text:name="adresse_locaadr">adresse_locaadr</text:user-field-get></text:p>
          </table:table-cell>
        </table:table-row>
        <table:table-row table:style-name="Tableau1.4">
          <table:table-cell table:style-name="Tableau1.A1" office:value-type="string">
            <text:p text:style-name="P9">Réf :</text:p>
          </table:table-cell>
          <table:table-cell table:style-name="Tableau1.A1" table:number-columns-spanned="2" office:value-type="string">
            <text:p text:style-name="P9"><text:text-input text:description="Texte6">DPAS/SIS/  «  Civilité_Nom_Uilisateur _cg93 »</text:text-input> 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9"><text:text-input text:description="">Affaire suivie par : </text:text-input></text:p>
          </table:table-cell>
          <table:covered-table-cell/>
          <table:table-cell table:style-name="Tableau1.A1" office:value-type="string">
            <text:p text:style-name="P9"><text:bookmark-start text:name="Texte7"/><text:user-field-get text:name="user_nom">user_nom</text:user-field-get><text:bookmark-end text:name="Texte7"/> <text:user-field-get text:name="user_prenom">user_prenom</text:user-field-get></text:p>
          </table:table-cell>
          <table:covered-table-cell/>
          <table:covered-table-cell/>
        </table:table-row>
        <table:table-row table:style-name="Tableau1.6">
          <table:table-cell table:style-name="Tableau1.A1" office:value-type="string">
            <text:p text:style-name="P9"><text:text-input text:description="">Tél. : </text:text-input></text:p>
          </table:table-cell>
          <table:table-cell table:style-name="Tableau1.A1" table:number-columns-spanned="2" office:value-type="string">
            <text:p text:style-name="P9"><text:s/><text:user-field-get text:name="user_numtel">user_numtel</text:user-field-get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3" office:value-type="string">
            <text:p text:style-name="P9"><text:user-field-get text:name="user_id">user_id</text:user-field-get></text:p>
            <text:p text:style-name="P9"/>
            <text:p text:style-name="P9"><text:user-field-get text:name="connection_user_id">connection_user_id</text:user-field-get></text:p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5" office:value-type="string">
            <text:p text:style-name="P12">Bobigny, le <text:creation-date style:data-style-name="N76">15 octobre 2009</text:creation-date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section text:style-name="Sect1" text:name="Section1">
        <text:p text:style-name="P15"><text:conditional-text text:condition="ooow:personne_qual=&quot;MR&quot;" text:string-value-if-true="Monsieur" text:string-value-if-false="Madame">Monsieur</text:conditional-text><text:user-field-get text:name="personne_qual">personne_qual</text:user-field-get></text:p>
        <text:p text:style-name="P13"/>
        <text:p text:style-name="P14">La Caisse d’Allocations Familiales vous a informé que vous bénéficiez désormais du R.S.A.</text:p>
        <text:p text:style-name="P14"/>
        <text:p text:style-name="P13"><text:span text:style-name="T6">Pour percevoir cette allocation vous devez obligatoirement être accompagné(e) <text:s/>par un référent</text:span><text:span text:style-name="T2">1</text:span><text:span text:style-name="T6">, celui-ci vous aidera à définir et mettre en œuvre votre projet d’insertion.</text:span></text:p>
        <text:p text:style-name="P21"/>
        <text:p text:style-name="P14">Compte tenu de votre situation, vous devez prendre contact avec Pôle emploi.</text:p>
        <text:p text:style-name="P14"/>
        <text:p text:style-name="P18"><text:span text:style-name="T6"><text:tab/>- Si vous êtes déjà inscrit(e) à Pôle emploi, appelez le 39 49</text:span><text:span text:style-name="T2">2</text:span><text:span text:style-name="T6"> afin de convenir d’un <text:tab/> <text:s/>rendez-vous avec votre conseiller.</text:span></text:p>
        <text:p text:style-name="P22"><text:tab/><text:tab/>- Si vous n’êtes pas inscrit(e) à Pôle emploi, inscrivez-vous sur le site </text:p>
        <text:p text:style-name="P13"><text:span text:style-name="T6"><text:tab/> <text:s/></text:span><text:a xlink:type="simple" xlink:href="http://www.poleemploi.fr/"><text:span text:style-name="Internet_20_link"><text:span text:style-name="T6">www.pole-emploi.fr</text:span></text:span></text:a><text:span text:style-name="T6"> ou en appelant le 39 49</text:span><text:span text:style-name="T2">2</text:span></text:p>
        <text:p text:style-name="P14"/>
        <text:p text:style-name="P14">Vous disposez d’un délai d’un mois à compter de ce jour pour souscrire avec votre référent un projet personnalisé d’accès à l’emploi (PPAE).</text:p>
        <text:p text:style-name="P14"><text:soft-page-break/>La loi prévoit que le non respect de cette obligation peut donner lieu à une suspension du versement de votre allocation.</text:p>
        <text:p text:style-name="P20"/>
        <text:p text:style-name="P14">Dans le cas où le service référent désigné dans le présent courrier ne conviendrait pas à votre situation, vous devrez l’indiquer lors de votre premier entretien.</text:p>
        <text:p text:style-name="P14"/>
        <text:p text:style-name="P15"><text:span text:style-name="T6">Je vous prie d’agréer,</text:span> <text:user-field-get text:name="personne_qual">personne_qual</text:user-field-get><text:span text:style-name="T6">, </text:span>l’expression de mes salutations distinguées<text:span text:style-name="T6">.</text:span></text:p>
        <text:p text:style-name="P17"/>
        <text:p text:style-name="P23">Pour le Président du Conseil général</text:p>
        <text:p text:style-name="P23">et par délégation</text:p>
        <text:p text:style-name="P23">La Chef du Service de l’Insertion</text:p>
        <text:p text:style-name="P23">et de la Solidarité</text:p>
        <text:p text:style-name="P24">Laëtitia Helouët</text:p>
        <text:p text:style-name="P1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" fo:font-size="11pt" fo:language="fr" fo:country="FR" style:font-name-asian="Times" style:font-size-asian="11pt" style:font-name-complex="Times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Retrait_20_corps_20_de_20_texte_20_2" style:display-name="Retrait corps de texte 2" style:family="paragraph" style:parent-style-name="Standard">
      <style:paragraph-properties fo:margin-left="1cm" fo:margin-right="0cm" fo:line-height="100%" fo:text-align="center" style:justify-single-word="false" fo:text-indent="0cm" style:auto-text-indent="false"/>
      <style:text-properties style:font-name-asian="Times New Roman"/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Endnote" style:family="paragraph" style:parent-style-name="Standard" style:class="extra"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style:font-name-asian="Times New Roman" style:font-name-complex="Aria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Endnote_20_Symbol" style:display-name="Endnote Symbol" style:family="text" style:parent-style-name="Police_20_par_20_défau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2.27cm" fo:text-indent="-0.635cm" fo:margin-left="1.635cm"/>
        </style:list-level-properties>
        <style:text-properties style:font-name="Aria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54cm" fo:text-indent="-0.635cm" fo:margin-left="2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175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5.44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6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7.985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25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0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3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line-height="0.388cm"/>
    </style:style>
    <style:style style:name="MP3" style:family="paragraph" style:parent-style-name="Header">
      <style:paragraph-properties>
        <style:tab-stops/>
      </style:paragraph-properties>
    </style:style>
    <style:style style:name="MP4" style:family="paragraph" style:parent-style-name="Header">
      <style:paragraph-properties fo:line-height="0.635cm">
        <style:tab-stops/>
      </style:paragraph-properties>
    </style:style>
    <style:style style:name="MP5" style:family="paragraph" style:parent-style-name="Footer">
      <style:paragraph-properties>
        <style:tab-stops/>
      </style:paragraph-properties>
    </style:style>
    <style:style style:name="MT1" style:family="text">
      <style:text-properties style:text-position="super 58%" fo:font-size="9pt" style:font-size-asian="9pt" style:font-name-complex="Arial" style:font-size-complex="11pt"/>
    </style:style>
    <style:style style:name="MT2" style:family="text">
      <style:text-properties fo:font-size="9pt" style:font-size-asian="9pt" style:font-name-complex="Arial" style:font-size-complex="9pt"/>
    </style:style>
    <style:style style:name="MT3" style:family="text">
      <style:text-properties style:font-name="Arial" fo:font-size="11pt" style:font-size-asian="11pt" style:font-name-complex="Arial" style:font-size-complex="11pt"/>
    </style:style>
    <style:style style:name="MT4" style:family="text">
      <style:text-properties style:font-name="Arial" fo:font-size="9pt" style:font-size-asian="9pt" style:font-name-complex="Arial" style:font-size-complex="9pt"/>
    </style:style>
    <style:page-layout style:name="Mpm1">
      <style:page-layout-properties fo:page-width="20.999cm" fo:page-height="29.699cm" style:num-format="1" style:print-orientation="portrait" fo:margin-top="1.199cm" fo:margin-bottom="1.501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/>/<text:page-count style:num-format="1">2</text:page-count></text:p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MP2"/>
      </style:header>
    </style:master-page>
    <style:master-page style:name="First_20_Page" style:display-name="First Page" style:page-layout-name="Mpm2" style:next-style-name="Standard">
      <style:header>
        <text:p text:style-name="MP3"/>
        <text:p text:style-name="MP3"/>
        <text:p text:style-name="MP3"/>
        <text:p text:style-name="MP3"/>
        <text:p text:style-name="MP3"/>
        <text:p text:style-name="MP4"/>
      </style:header>
      <style:footer>
        <text:p text:style-name="MP5"/>
        <text:p text:style-name="Footer"><text:span text:style-name="MT1">1 </text:span><text:span text:style-name="MT2">A</text:span><text:span text:style-name="MT2">rticle L. 262-29 du Code de l’action sociale et des familles</text:span></text:p>
        <text:p text:style-name="Footnote"><text:span text:style-name="Footnote_20_Symbol"><text:span text:style-name="MT3">2</text:span></text:span><text:span text:style-name="MT3"> </text:span><text:span text:style-name="MT4">Selon le service, gratuit ou 0,11 € TTC maximum l'appel, hors éventuel surcoût de l'opérateur, voir conditions sur </text:span><text:a xlink:type="simple" xlink:href="http://www.pole-emploi.fr/"><text:span text:style-name="Internet_20_link"><text:span text:style-name="MT4">www.pole-emploi.fr</text:span></text:span></text:a></text:p>
        <text:p text:style-name="MP5"/>
        <text:p text:style-name="MP5"/>
        <text:p text:style-name="MP5"/>
        <text:p text:style-name="MP5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SEINE SAINT DENIS</dc:title>
    <meta:initial-creator>Administrateur</meta:initial-creator>
    <meta:creation-date>2009-10-15T16:04:00</meta:creation-date>
    <dc:creator>Thierry ROBERT</dc:creator>
    <dc:date>2009-10-21T14:50:34.48</dc:date>
    <meta:print-date>2009-10-21T11:31:07.27</meta:print-date>
    <meta:editing-cycles>28</meta:editing-cycles>
    <meta:editing-duration>PT04H57M39S</meta:editing-duration>
    <meta:generator>OpenOffice.org/3.1$Win32 OpenOffice.org_project/310m11$Build-9399</meta:generator>
    <meta:printed-by>Thierry ROBERT</meta:printed-by>
    <meta:document-statistic meta:table-count="1" meta:image-count="0" meta:object-count="0" meta:page-count="2" meta:paragraph-count="34" meta:word-count="259" meta:character-count="1767"/>
  </office:meta>
</office:document-meta>
</file>